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d047f" officeooo:paragraph-rsid="000d047f"/>
    </style:style>
    <style:style style:name="P2" style:family="paragraph" style:parent-style-name="Text_20_body">
      <style:text-properties officeooo:rsid="000d047f" officeooo:paragraph-rsid="0023379c"/>
    </style:style>
    <style:style style:name="P3" style:family="paragraph" style:parent-style-name="Text_20_body">
      <style:paragraph-properties fo:text-align="center" style:justify-single-word="false"/>
      <style:text-properties fo:font-variant="normal" fo:text-transform="none" style:use-window-font-color="true" style:font-name="Arial" fo:font-size="12pt" fo:letter-spacing="normal" fo:font-style="italic" fo:font-weight="normal" officeooo:paragraph-rsid="001c0a4c" style:font-size-asian="12pt" style:font-style-asian="italic" style:font-size-complex="12pt" style:font-style-complex="italic"/>
    </style:style>
    <style:style style:name="P4" style:family="paragraph" style:parent-style-name="Text_20_body">
      <style:paragraph-properties fo:text-align="center" style:justify-single-word="false"/>
      <style:text-properties fo:font-variant="normal" fo:text-transform="none" style:use-window-font-color="true" style:font-name="Arial" fo:font-size="10pt" fo:letter-spacing="normal" fo:font-style="italic" fo:font-weight="normal" officeooo:rsid="001c0a4c" officeooo:paragraph-rsid="001c0a4c" style:font-size-asian="10pt" style:font-style-asian="italic" style:font-size-complex="10pt" style:font-style-complex="italic"/>
    </style:style>
    <style:style style:name="P5" style:family="paragraph" style:parent-style-name="Text_20_body">
      <style:paragraph-properties fo:text-align="center" style:justify-single-word="false"/>
      <style:text-properties style:use-window-font-color="true" style:font-name="Arial" fo:font-size="10pt" fo:font-style="italic" officeooo:rsid="001c0a4c" officeooo:paragraph-rsid="001c0a4c" style:font-size-asian="10pt" style:font-style-asian="italic" style:font-size-complex="10pt" style:font-style-complex="italic"/>
    </style:style>
    <style:style style:name="P6" style:family="paragraph" style:parent-style-name="Text_20_body">
      <style:text-properties officeooo:rsid="0011a40b" officeooo:paragraph-rsid="000d047f"/>
    </style:style>
    <style:style style:name="P7" style:family="paragraph" style:parent-style-name="Text_20_body">
      <style:text-properties fo:font-style="italic" officeooo:rsid="00218d6e" officeooo:paragraph-rsid="0023379c" style:font-style-asian="italic" style:font-style-complex="italic"/>
    </style:style>
    <style:style style:name="P8" style:family="paragraph" style:parent-style-name="Text_20_body">
      <style:text-properties fo:font-style="italic" officeooo:rsid="00218d6e" officeooo:paragraph-rsid="00218d6e" style:font-style-asian="italic" style:font-style-complex="italic"/>
    </style:style>
    <style:style style:name="P9" style:family="paragraph" style:parent-style-name="Text_20_body">
      <style:text-properties officeooo:rsid="00218d6e" officeooo:paragraph-rsid="00218d6e"/>
    </style:style>
    <style:style style:name="P10" style:family="paragraph" style:parent-style-name="Text_20_body">
      <style:text-properties officeooo:rsid="0023379c" officeooo:paragraph-rsid="0023379c"/>
    </style:style>
    <style:style style:name="P11" style:family="paragraph" style:parent-style-name="Text_20_body">
      <style:text-properties officeooo:paragraph-rsid="002dbaeb"/>
    </style:style>
    <style:style style:name="P12" style:family="paragraph" style:parent-style-name="Table_20_Contents">
      <style:text-properties officeooo:rsid="0011a40b" officeooo:paragraph-rsid="001b056b"/>
    </style:style>
    <style:style style:name="P13" style:family="paragraph" style:parent-style-name="Table_20_Contents">
      <style:text-properties officeooo:rsid="0017797b" officeooo:paragraph-rsid="001b056b"/>
    </style:style>
    <style:style style:name="P14" style:family="paragraph" style:parent-style-name="Table_20_Contents">
      <style:text-properties officeooo:rsid="001b056b" officeooo:paragraph-rsid="001b056b"/>
    </style:style>
    <style:style style:name="P15" style:family="paragraph" style:parent-style-name="Table_20_Contents">
      <style:text-properties officeooo:rsid="001a0d30" officeooo:paragraph-rsid="001b056b"/>
    </style:style>
    <style:style style:name="P16" style:family="paragraph" style:parent-style-name="Table_20_Contents">
      <style:text-properties officeooo:paragraph-rsid="0023379c"/>
    </style:style>
    <style:style style:name="P17" style:family="paragraph" style:parent-style-name="Table_20_Contents">
      <style:text-properties officeooo:paragraph-rsid="002f0ace"/>
    </style:style>
    <style:style style:name="P18" style:family="paragraph" style:parent-style-name="Table_20_Contents">
      <style:text-properties officeooo:paragraph-rsid="002fdbfe"/>
    </style:style>
    <style:style style:name="P19" style:family="paragraph" style:parent-style-name="Standard">
      <style:paragraph-properties fo:text-align="center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21" style:family="paragraph" style:parent-style-name="Text_20_body_20_indent">
      <style:text-properties style:font-name="Courier" fo:font-size="10pt" officeooo:paragraph-rsid="00218d6e" style:font-size-asian="10pt" style:font-size-complex="10pt"/>
    </style:style>
    <style:style style:name="P22" style:family="paragraph" style:parent-style-name="Text_20_body_20_indent">
      <style:text-properties style:font-name="Courier" fo:font-size="10pt" officeooo:rsid="00106344" officeooo:paragraph-rsid="00218d6e" style:font-size-asian="10pt" style:font-size-complex="10pt"/>
    </style:style>
    <style:style style:name="P23" style:family="paragraph" style:parent-style-name="Text_20_body_20_indent">
      <style:text-properties style:font-name="Courier" fo:font-size="10pt" officeooo:rsid="000d047f" officeooo:paragraph-rsid="00218d6e" style:font-size-asian="10pt" style:font-size-complex="10pt"/>
    </style:style>
    <style:style style:name="P24" style:family="paragraph" style:parent-style-name="Text_20_body_20_indent">
      <style:text-properties style:font-name="Courier" fo:font-size="10pt" officeooo:rsid="000d047f" officeooo:paragraph-rsid="000d047f" style:font-size-asian="10pt" style:font-size-complex="10pt"/>
    </style:style>
    <style:style style:name="P25" style:family="paragraph" style:parent-style-name="Text_20_body_20_indent">
      <style:text-properties style:font-name="Courier" fo:font-size="10pt" officeooo:rsid="0023379c" officeooo:paragraph-rsid="000d047f" style:font-size-asian="10pt" style:font-size-complex="10pt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style:font-name="Courier" fo:font-size="10pt" style:font-size-asian="10pt" style:font-size-complex="10pt"/>
    </style:style>
    <style:style style:name="P27" style:family="paragraph" style:parent-style-name="Text_20_body">
      <style:paragraph-properties fo:margin-left="0.4925in" fo:margin-right="0in" fo:text-indent="0in" style:auto-text-indent="false"/>
      <style:text-properties fo:font-size="10pt" officeooo:rsid="0011b58b" officeooo:paragraph-rsid="00218d6e" style:font-size-asian="10pt" style:font-size-complex="10pt"/>
    </style:style>
    <style:style style:name="P28" style:family="paragraph" style:parent-style-name="Text_20_body">
      <style:paragraph-properties fo:margin-left="0.4925in" fo:margin-right="0in" fo:text-indent="0in" style:auto-text-indent="false"/>
      <style:text-properties style:font-name="Courier" fo:font-size="10pt" officeooo:rsid="001d31e6" officeooo:paragraph-rsid="001d31e6" style:font-size-asian="10pt" style:font-size-complex="10pt"/>
    </style:style>
    <style:style style:name="P29" style:family="paragraph" style:parent-style-name="Text_20_body">
      <style:paragraph-properties fo:margin-left="0.4925in" fo:margin-right="0in" fo:text-indent="0in" style:auto-text-indent="false"/>
      <style:text-properties style:font-name="Courier" fo:font-size="10pt" officeooo:rsid="001d31e6" officeooo:paragraph-rsid="00218d6e" style:font-size-asian="10pt" style:font-size-complex="10pt"/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3" style:family="paragraph" style:parent-style-name="Heading_20_3">
      <style:text-properties officeooo:rsid="002f0ace" officeooo:paragraph-rsid="002f0ace"/>
    </style:style>
    <style:style style:name="P34" style:family="paragraph" style:parent-style-name="Heading_20_3">
      <style:text-properties officeooo:rsid="002f0ace" officeooo:paragraph-rsid="002fdbfe"/>
    </style:style>
    <style:style style:name="P35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36" style:family="paragraph" style:parent-style-name="Table_20_Contents">
      <style:text-properties fo:font-weight="bold" officeooo:rsid="002f0ace" officeooo:paragraph-rsid="002f0ace" style:font-weight-asian="bold" style:font-weight-complex="bold"/>
    </style:style>
    <style:style style:name="P37" style:family="paragraph" style:parent-style-name="Table_20_Contents">
      <style:text-properties fo:font-weight="bold" officeooo:rsid="002f0ace" officeooo:paragraph-rsid="002fdbfe" style:font-weight-asian="bold" style:font-weight-complex="bold"/>
    </style:style>
    <style:style style:name="P38" style:family="paragraph" style:parent-style-name="Table_20_Contents">
      <style:text-properties officeooo:rsid="002f0ace" officeooo:paragraph-rsid="002f0ace"/>
    </style:style>
    <style:style style:name="P39" style:family="paragraph" style:parent-style-name="Table_20_Contents">
      <style:text-properties officeooo:rsid="002f0ace" officeooo:paragraph-rsid="002fdbfe"/>
    </style:style>
    <style:style style:name="P40" style:family="paragraph" style:parent-style-name="Table_20_Contents">
      <style:text-properties officeooo:rsid="002fdbfe" officeooo:paragraph-rsid="002fdbfe"/>
    </style:style>
    <style:style style:name="P41" style:family="paragraph" style:parent-style-name="Text_20_body_20_indent">
      <style:text-properties style:font-name="Courier" fo:font-size="10pt" officeooo:rsid="0027c582" officeooo:paragraph-rsid="0027c582" style:font-size-asian="10pt" style:font-size-complex="10pt"/>
    </style:style>
    <style:style style:name="P42" style:family="paragraph" style:parent-style-name="Text_20_body_20_indent">
      <style:text-properties style:font-name="Courier" fo:font-size="10pt" officeooo:rsid="002dbaeb" officeooo:paragraph-rsid="002dbaeb" style:font-size-asian="8.75pt" style:font-size-complex="10pt"/>
    </style:style>
    <style:style style:name="P43" style:family="paragraph" style:parent-style-name="Heading_20_2">
      <style:text-properties officeooo:rsid="0023379c" officeooo:paragraph-rsid="0023379c"/>
    </style:style>
    <style:style style:name="P44" style:family="paragraph" style:parent-style-name="Heading_20_2">
      <style:text-properties officeooo:rsid="002f0ace" officeooo:paragraph-rsid="002f0ace"/>
    </style:style>
    <style:style style:name="P45" style:family="paragraph" style:parent-style-name="Heading_20_2">
      <style:text-properties officeooo:paragraph-rsid="002fdbfe"/>
    </style:style>
    <style:style style:name="P46" style:family="paragraph" style:parent-style-name="Heading_20_2">
      <style:text-properties officeooo:rsid="002dbaeb" officeooo:paragraph-rsid="002dbaeb"/>
    </style:style>
    <style:style style:name="P47" style:family="paragraph" style:parent-style-name="Heading_20_2">
      <style:text-properties officeooo:paragraph-rsid="0033117d"/>
    </style:style>
    <style:style style:name="P48" style:family="paragraph" style:parent-style-name="Heading_20_2">
      <style:paragraph-properties fo:break-before="page"/>
    </style:style>
    <style:style style:name="P49" style:family="paragraph" style:parent-style-name="Heading_20_1">
      <style:paragraph-properties fo:text-align="center" style:justify-single-word="false"/>
      <style:text-properties officeooo:rsid="0011b58b" officeooo:paragraph-rsid="001c0a4c"/>
    </style:style>
    <style:style style:name="P50" style:family="paragraph" style:parent-style-name="Heading_20_1" style:list-style-name=""/>
    <style:style style:name="P51" style:family="paragraph" style:parent-style-name="Heading_20_1" style:list-style-name="">
      <style:text-properties officeooo:rsid="001dad5f" officeooo:paragraph-rsid="000d047f"/>
    </style:style>
    <style:style style:name="P52" style:family="paragraph" style:parent-style-name="Heading_20_1">
      <style:text-properties officeooo:rsid="0027c582" officeooo:paragraph-rsid="0027c582"/>
    </style:style>
    <style:style style:name="P53" style:family="paragraph" style:parent-style-name="Heading_20_1">
      <style:text-properties officeooo:rsid="0027c582" officeooo:paragraph-rsid="003186e2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Heading_20_1">
      <style:paragraph-properties fo:break-before="page"/>
      <style:text-properties officeooo:rsid="000d047f" officeooo:paragraph-rsid="000d047f"/>
    </style:style>
    <style:style style:name="P56" style:family="paragraph" style:parent-style-name="Heading_20_1">
      <style:paragraph-properties fo:break-before="page"/>
      <style:text-properties officeooo:rsid="0023379c" officeooo:paragraph-rsid="0023379c"/>
    </style:style>
    <style:style style:name="P57" style:family="paragraph" style:parent-style-name="Text_20_body" style:list-style-name="">
      <style:text-properties officeooo:rsid="0011b58b"/>
    </style:style>
    <style:style style:name="P58" style:family="paragraph" style:parent-style-name="Text_20_body">
      <style:text-properties officeooo:rsid="0027c582" officeooo:paragraph-rsid="0027c582"/>
    </style:style>
    <style:style style:name="P59" style:family="paragraph" style:parent-style-name="Text_20_body">
      <style:text-properties officeooo:rsid="002f0ace" officeooo:paragraph-rsid="002f0ace"/>
    </style:style>
    <style:style style:name="P60" style:family="paragraph" style:parent-style-name="Text_20_body">
      <style:text-properties officeooo:rsid="000d047f" officeooo:paragraph-rsid="002dbaeb"/>
    </style:style>
    <style:style style:name="P61" style:family="paragraph" style:parent-style-name="Text_20_body">
      <style:text-properties officeooo:rsid="0023379c" officeooo:paragraph-rsid="0023379c"/>
    </style:style>
    <style:style style:name="P62" style:family="paragraph" style:parent-style-name="Text_20_body">
      <style:text-properties officeooo:rsid="002dbaeb" officeooo:paragraph-rsid="002dbaeb"/>
    </style:style>
    <style:style style:name="P63" style:family="paragraph" style:parent-style-name="Text_20_body" style:list-style-name="L1">
      <style:text-properties officeooo:paragraph-rsid="0027c582"/>
    </style:style>
    <style:style style:name="P64" style:family="paragraph" style:parent-style-name="Text_20_body">
      <style:text-properties officeooo:paragraph-rsid="0033117d"/>
    </style:style>
    <style:style style:name="P65" style:family="paragraph" style:parent-style-name="Heading" style:list-style-name="">
      <style:text-properties officeooo:rsid="0011b58b"/>
    </style:style>
    <style:style style:name="T1" style:family="text">
      <style:text-properties officeooo:rsid="000d047f"/>
    </style:style>
    <style:style style:name="T2" style:family="text">
      <style:text-properties officeooo:rsid="000e9489"/>
    </style:style>
    <style:style style:name="T3" style:family="text">
      <style:text-properties officeooo:rsid="00106344"/>
    </style:style>
    <style:style style:name="T4" style:family="text">
      <style:text-properties officeooo:rsid="00118e50"/>
    </style:style>
    <style:style style:name="T5" style:family="text">
      <style:text-properties officeooo:rsid="00119041"/>
    </style:style>
    <style:style style:name="T6" style:family="text">
      <style:text-properties officeooo:rsid="0011b58b"/>
    </style:style>
    <style:style style:name="T7" style:family="text">
      <style:text-properties officeooo:rsid="001363fb"/>
    </style:style>
    <style:style style:name="T8" style:family="text">
      <style:text-properties officeooo:rsid="0017797b"/>
    </style:style>
    <style:style style:name="T9" style:family="text">
      <style:text-properties fo:font-style="normal" officeooo:rsid="0017797b" style:font-style-asian="normal" style:font-style-complex="normal"/>
    </style:style>
    <style:style style:name="T10" style:family="text">
      <style:text-properties fo:font-style="normal" officeooo:rsid="001dad5f" style:font-style-asian="normal" style:font-style-complex="normal"/>
    </style:style>
    <style:style style:name="T11" style:family="text">
      <style:text-properties fo:font-style="normal" officeooo:rsid="001ecaec" style:font-style-asian="normal" style:font-style-complex="normal"/>
    </style:style>
    <style:style style:name="T12" style:family="text">
      <style:text-properties fo:font-style="normal" officeooo:rsid="00218d6e" style:font-style-asian="normal" style:font-style-complex="normal"/>
    </style:style>
    <style:style style:name="T13" style:family="text">
      <style:text-properties fo:font-style="normal" officeooo:rsid="0023379c" style:font-style-asian="normal" style:font-style-complex="normal"/>
    </style:style>
    <style:style style:name="T14" style:family="text">
      <style:text-properties officeooo:rsid="001b056b"/>
    </style:style>
    <style:style style:name="T15" style:family="text">
      <style:text-properties officeooo:rsid="001c0a4c"/>
    </style:style>
    <style:style style:name="T16" style:family="text">
      <style:text-properties officeooo:rsid="001dad5f"/>
    </style:style>
    <style:style style:name="T17" style:family="text">
      <style:text-properties officeooo:rsid="00218d6e"/>
    </style:style>
    <style:style style:name="T18" style:family="text">
      <style:text-properties fo:font-style="italic" officeooo:rsid="00218d6e" style:font-style-asian="italic" style:font-style-complex="italic"/>
    </style:style>
    <style:style style:name="T19" style:family="text">
      <style:text-properties fo:font-style="italic" officeooo:rsid="0023379c" style:font-style-asian="italic" style:font-style-complex="italic"/>
    </style:style>
    <style:style style:name="T20" style:family="text">
      <style:text-properties fo:font-style="italic" officeooo:rsid="002dbaeb" style:font-style-asian="italic" style:font-style-complex="italic"/>
    </style:style>
    <style:style style:name="T21" style:family="text">
      <style:text-properties officeooo:rsid="0023379c"/>
    </style:style>
    <style:style style:name="T22" style:family="text">
      <style:text-properties officeooo:rsid="00254e53"/>
    </style:style>
    <style:style style:name="T23" style:family="text">
      <style:text-properties officeooo:rsid="0027c582"/>
    </style:style>
    <style:style style:name="T24" style:family="text">
      <style:text-properties officeooo:rsid="002cedd6"/>
    </style:style>
    <style:style style:name="T25" style:family="text">
      <style:text-properties officeooo:rsid="002dbaeb"/>
    </style:style>
    <style:style style:name="T26" style:family="text">
      <style:text-properties officeooo:rsid="002f0ace"/>
    </style:style>
    <style:style style:name="T27" style:family="text">
      <style:text-properties officeooo:rsid="002fdbfe"/>
    </style:style>
    <style:style style:name="T28" style:family="text">
      <style:text-properties officeooo:rsid="003186e2"/>
    </style:style>
    <style:style style:name="T29" style:family="text">
      <style:text-properties officeooo:rsid="0033117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5" text:outline-level="1"/>
      <text:h text:style-name="P57" text:outline-level="1"/>
      <text:h text:style-name="P49" text:outline-level="1"/>
      <text:h text:style-name="P49" text:outline-level="1"/>
      <text:h text:style-name="P49" text:outline-level="1"/>
      <text:p text:style-name="P19"><text:bookmark-start text:name="__RefHeading__330_1399982358"/><text:span text:style-name="T6">Simple Configuration Transformation </text:span><text:span text:style-name="T8">Tool</text:span><text:bookmark-end text:name="__RefHeading__330_1399982358"/></text:p>
      <text:p text:style-name="P20"><text:bookmark-start text:name="__RefHeading__332_1399982358"/><text:span text:style-name="T16">(</text:span><text:span text:style-name="T15">S</text:span><text:span text:style-name="T16">cott</text:span><text:span text:style-name="T15">y</text:span><text:span text:style-name="T16">)</text:span><text:bookmark-end text:name="__RefHeading__332_1399982358"/></text:p>
      <text:p text:style-name="P5"/>
      <text:p text:style-name="P5"/>
      <text:p text:style-name="P5"/>
      <text:p text:style-name="P5"/>
      <text:p text:style-name="P3">I have spent my whole life trying to figure out crazy ways of doing things.</text:p>
      <text:p text:style-name="P4">- Montgomery Scott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0">Table of Contents</text:p>
          </text:index-title>
          <text:p text:style-name="P31"><text:a xlink:type="simple" xlink:href="#__RefHeading__334_1399982358" text:style-name="Index_20_Link" text:visited-style-name="Index_20_Link">Introduction: The Simple Configuration Transformation Tool<text:tab/>3</text:a></text:p>
          <text:p text:style-name="P31"><text:a xlink:type="simple" xlink:href="#__RefHeading__336_1399982358" text:style-name="Index_20_Link" text:visited-style-name="Index_20_Link">The Database<text:tab/>3</text:a></text:p>
          <text:p text:style-name="P32"><text:a xlink:type="simple" xlink:href="#__RefHeading__454_1399982358" text:style-name="Index_20_Link" text:visited-style-name="Index_20_Link">Example Host Database <text:tab/>4</text:a></text:p>
          <text:p text:style-name="P31"><text:a xlink:type="simple" xlink:href="#__RefHeading__338_1399982358" text:style-name="Index_20_Link" text:visited-style-name="Index_20_Link">The Transformation Markup<text:tab/>5</text:a></text:p>
          <text:p text:style-name="P32"><text:a xlink:type="simple" xlink:href="#__RefHeading__456_1399982358" text:style-name="Index_20_Link" text:visited-style-name="Index_20_Link">Variables Available to BeanShell<text:tab/>5</text:a></text:p>
          <text:p text:style-name="P32"><text:a xlink:type="simple" xlink:href="#__RefHeading__576_1226017537" text:style-name="Index_20_Link" text:visited-style-name="Index_20_Link">Classes Available<text:tab/>5</text:a></text:p>
          <text:p text:style-name="P35"><text:a xlink:type="simple" xlink:href="#__RefHeading__578_1226017537" text:style-name="Index_20_Link" text:visited-style-name="Index_20_Link">Database<text:tab/>5</text:a></text:p>
          <text:p text:style-name="P35"><text:a xlink:type="simple" xlink:href="#__RefHeading__580_1226017537" text:style-name="Index_20_Link" text:visited-style-name="Index_20_Link">Type<text:tab/>5</text:a></text:p>
          <text:p text:style-name="P35"><text:a xlink:type="simple" xlink:href="#__RefHeading__582_1226017537" text:style-name="Index_20_Link" text:visited-style-name="Index_20_Link">Instance<text:tab/>6</text:a></text:p>
          <text:p text:style-name="P35"><text:a xlink:type="simple" xlink:href="#__RefHeading__584_1226017537" text:style-name="Index_20_Link" text:visited-style-name="Index_20_Link">Context<text:tab/>6</text:a></text:p>
          <text:p text:style-name="P32"><text:a xlink:type="simple" xlink:href="#__RefHeading__458_1399982358" text:style-name="Index_20_Link" text:visited-style-name="Index_20_Link">Example Template <text:tab/>6</text:a></text:p>
          <text:p text:style-name="P31"><text:a xlink:type="simple" xlink:href="#__RefHeading__460_1399982358" text:style-name="Index_20_Link" text:visited-style-name="Index_20_Link">Command Line Operation<text:tab/>7</text:a></text:p>
          <text:p text:style-name="P32"><text:a xlink:type="simple" xlink:href="#__RefHeading__574_1226017537" text:style-name="Index_20_Link" text:visited-style-name="Index_20_Link">Example Run<text:tab/>7</text:a></text:p>
          <text:p text:style-name="P31"><text:a xlink:type="simple" xlink:href="#__RefHeading__753_1450102712" text:style-name="Index_20_Link" text:visited-style-name="Index_20_Link">When Things Are Not “Simple”<text:tab/>7</text:a></text:p>
          <text:p text:style-name="P32"><text:a xlink:type="simple" xlink:href="#__RefHeading__755_1450102712" text:style-name="Index_20_Link" text:visited-style-name="Index_20_Link">Instance Inheritance<text:tab/>7</text:a></text:p>
          <text:p text:style-name="P31"><text:a xlink:type="simple" xlink:href="#__RefHeading__572_1226017537" text:style-name="Index_20_Link" text:visited-style-name="Index_20_Link">See Also<text:tab/>7</text:a></text:p>
        </text:index-body>
      </text:table-of-content>
      <text:h text:style-name="P51" text:outline-level="1"/>
      <text:h text:style-name="P55" text:outline-level="1"><text:bookmark-start text:name="__RefHeading__334_1399982358"/><text:span text:style-name="T17">Introduction: </text:span><text:span text:style-name="T16">The </text:span><text:span text:style-name="T6">Simple </text:span>Configuration Transformation <text:span text:style-name="T8">Tool</text:span><text:bookmark-end text:name="__RefHeading__334_1399982358"/></text:h>
      <text:p text:style-name="P1"><text:span text:style-name="T7">S</text:span><text:span text:style-name="T16">cotty</text:span> is designed to create configuration files by applying templates to a database of configuration data. <text:s/>The database is stored as a collection of XML files. The templates are text files containing directives in <text:span text:style-name="T8">bean shell</text:span>. <text:span text:style-name="T8">The database scheme is very simple, and bean shell is </text:span><text:span text:style-name="T15">basically </text:span><text:span text:style-name="T16">J</text:span><text:span text:style-name="T15">ava</text:span><text:span text:style-name="T8"> making </text:span><text:span text:style-name="T16">it </text:span><text:span text:style-name="T9">a simple tool to come up to speed in </text:span><text:span text:style-name="T10">but allowing for a great deal of </text:span><text:span text:style-name="T11">flexibility.</text:span></text:p>
      <text:h text:style-name="Heading_20_1" text:outline-level="1"><text:bookmark-start text:name="__RefHeading__336_1399982358"/>The Database<text:bookmark-end text:name="__RefHeading__336_1399982358"/></text:h>
      <text:p text:style-name="P2"><text:span text:style-name="T17">A </text:span><text:span text:style-name="T18">database </text:span><text:span text:style-name="T12">is made up of a</text:span><text:span text:style-name="T17"> map of </text:span><text:span text:style-name="T18">types. </text:span><text:span text:style-name="T12">Each type is contained in a single file, and is made up of a map of </text:span><text:span text:style-name="T18">instances.</text:span><text:span text:style-name="T12"> <text:s/></text:span><text:span text:style-name="T13">Individual properties are set with </text:span><text:span text:style-name="T19">attributes</text:span><text:span text:style-name="T13"> which can be placed at any level. <text:s/>Attributes are inherited, for example an attribute set in a type can be referenced by or overridden by any instance. </text:span><text:span text:style-name="T12">Instances can be grouped into </text:span><text:span text:style-name="T18">contexts</text:span><text:span text:style-name="T12"> </text:span><text:span text:style-name="T13">for the purpose of attribute inheritance. </text:span><text:span text:style-name="T12">Since </text:span><text:span text:style-name="T13">the database and types</text:span><text:span text:style-name="T12"> are maps, the type name should be unique in the database and the instance names should be unique to a type. <text:s text:c="2"/></text:span><text:span text:style-name="T18"><text:s/></text:span></text:p>
      <text:p text:style-name="P7"/>
      <text:p text:style-name="P2">The <text:span text:style-name="T21">basic </text:span><text:span text:style-name="T17">XML schema for a type file is as follows</text:span>:</text:p>
      <text:p text:style-name="P2"/>
      <text:p text:style-name="P24">&lt;<text:span text:style-name="T5">type</text:span> name=””&gt;</text:p>
      <text:p text:style-name="P24"><text:tab/><text:span text:style-name="T21">&lt;instance name=””&gt;</text:span></text:p>
      <text:p text:style-name="P25"><text:tab/>&lt;/instance&gt;</text:p>
      <text:p text:style-name="P24"><text:tab/>&lt;context&gt;</text:p>
      <text:p text:style-name="P24"><text:tab/><text:tab/>&lt;attribute name=”” value=””/&gt;</text:p>
      <text:p text:style-name="P24"><text:tab/><text:tab/>&lt;instance name=””&gt;</text:p>
      <text:p text:style-name="P24"><text:tab/><text:tab/><text:tab/>&lt;attribute name=”” value=””/&gt;</text:p>
      <text:p text:style-name="P24"><text:tab/><text:tab/>&lt;/instance&gt;</text:p>
      <text:p text:style-name="P24"><text:tab/>&lt;/context&gt;</text:p>
      <text:p text:style-name="P24">&lt;/<text:span text:style-name="T5">type</text:span><text:span text:style-name="T17">&gt;</text:span></text:p>
      <text:p text:style-name="P9"/>
      <text:p text:style-name="P8"/>
      <text:h text:style-name="P48" text:outline-level="2"><text:bookmark-start text:name="__RefHeading__454_1399982358"/>Example <text:span text:style-name="T5">Host </text:span>Database <text:bookmark-end text:name="__RefHeading__454_1399982358"/></text:h>
      <text:p text:style-name="P11"><text:span text:style-name="T25">Sample </text:span><text:span text:style-name="T20">hosts.xml</text:span><text:span text:style-name="T25">:</text:span></text:p>
      <text:p text:style-name="Text_20_body"/>
      <text:p text:style-name="P21"><text:span text:style-name="T3">&lt;</text:span><text:span text:style-name="T4">type</text:span><text:span text:style-name="T3"> name=”host”&gt;</text:span></text:p>
      <text:p text:style-name="P22"><text:tab/>&lt;context&gt;</text:p>
      <text:p text:style-name="P22"><text:tab/><text:tab/>&lt;attribute name=”env” value=”dev”/&gt;</text:p>
      <text:p text:style-name="P22"><text:tab/><text:tab/>&lt;instance name=”devbox1”&gt;</text:p>
      <text:p text:style-name="P22"><text:tab/><text:tab/><text:tab/>&lt;attribute name=”address” value=”192.0.0.1”/&gt;</text:p>
      <text:p text:style-name="P22"><text:tab/><text:tab/>&lt;/instance&gt;</text:p>
      <text:p text:style-name="P22"><text:tab/><text:tab/>&lt;instance name=”devbox2”&gt;</text:p>
      <text:p text:style-name="P22"><text:tab/><text:tab/><text:tab/>&lt;attribute name=”address” value=”192.0.0.2”/&gt;</text:p>
      <text:p text:style-name="P22"><text:tab/><text:tab/>&lt;/instance&gt;</text:p>
      <text:p text:style-name="P22"><text:tab/>&lt;/context&gt;</text:p>
      <text:p text:style-name="P22"><text:tab/>&lt;context&gt;</text:p>
      <text:p text:style-name="P22"><text:tab/><text:tab/>&lt;attribute name=”env” value=”prod”/&gt;</text:p>
      <text:p text:style-name="P22"><text:tab/><text:tab/> <text:s text:c="2"/>&lt;instance name=”prod1”&gt;</text:p>
      <text:p text:style-name="P22"><text:tab/><text:tab/><text:tab/>&lt;attribute name=”address” value=”192.0.0.3”/&gt;</text:p>
      <text:p text:style-name="P22"><text:tab/><text:tab/>&lt;/instance&gt;</text:p>
      <text:p text:style-name="P22"><text:tab/>&lt;/context&gt;</text:p>
      <text:p text:style-name="P23"><text:span text:style-name="T3">&lt;/</text:span><text:span text:style-name="T4">type</text:span><text:span text:style-name="T3">&gt;</text:span></text:p>
      <text:h text:style-name="P50" text:outline-level="1"/>
      <text:h text:style-name="P54" text:outline-level="1"><text:bookmark-start text:name="__RefHeading__338_1399982358"/>The Transformation <text:span text:style-name="T23">Markup</text:span><text:bookmark-end text:name="__RefHeading__338_1399982358"/></text:h>
      <text:p text:style-name="P58">Scotty's templates are nothing more then a text file annotated with a very simple markup language. <text:s/>The markups can insert retrieved values, run BeanShell scripts producing arbitrary output.</text:p>
      <text:p text:style-name="P5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{#= type.instance.attribute #}</text:p>
          </table:table-cell>
          <table:table-cell table:style-name="Table1.B1" office:value-type="string">
            <text:p text:style-name="P14">Retrieve a specific attribute </text:p>
          </table:table-cell>
        </table:table-row>
        <table:table-row>
          <table:table-cell table:style-name="Table1.A2" office:value-type="string">
            <text:p text:style-name="P15">{#? attribute attribute=value,... #}</text:p>
          </table:table-cell>
          <table:table-cell table:style-name="Table1.B2" office:value-type="string">
            <text:p text:style-name="P14">Query for an attribute by context</text:p>
          </table:table-cell>
        </table:table-row>
        <table:table-row>
          <table:table-cell table:style-name="Table1.A2" office:value-type="string">
            <text:p text:style-name="P12"><text:span text:style-name="T8">{# <text:s text:c="3"/>… bean shell </text:span><text:span text:style-name="T14">script</text:span><text:span text:style-name="T8">… <text:s text:c="3"/>#}</text:span></text:p>
          </table:table-cell>
          <table:table-cell table:style-name="Table1.B2" office:value-type="string">
            <text:p text:style-name="P14">Run a bean shell script</text:p>
          </table:table-cell>
        </table:table-row>
      </table:table>
      <text:p text:style-name="P6"/>
      <text:h text:style-name="P43" text:outline-level="2"><text:bookmark-start text:name="__RefHeading__456_1399982358"/>Variables Available to BeanShell<text:bookmark-end text:name="__RefHeading__456_1399982358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<text:span text:style-name="T22">Database </text:span><text:span text:style-name="T21">database </text:span></text:p>
          </table:table-cell>
          <table:table-cell table:style-name="Table2.B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><text:span text:style-name="T22">Context </text:span><text:span text:style-name="T21">context</text:span>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><text:span text:style-name="T22">PrintStream </text:span><text:span text:style-name="T21">output</text:span></text:p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10"/>
      <text:h text:style-name="P44" text:outline-level="2"><text:bookmark-start text:name="__RefHeading__576_1226017537"/>Classes Available<text:bookmark-end text:name="__RefHeading__576_1226017537"/></text:h>
      <text:h text:style-name="P33" text:outline-level="3"><text:bookmark-start text:name="__RefHeading__578_1226017537"/>Database<text:bookmark-end text:name="__RefHeading__578_1226017537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6">Method</text:p>
          </table:table-cell>
          <table:table-cell table:style-name="Table3.B1" office:value-type="string">
            <text:p text:style-name="P36">Description</text:p>
          </table:table-cell>
        </table:table-row>
        <table:table-row>
          <table:table-cell table:style-name="Table3.A2" office:value-type="string">
            <text:p text:style-name="P38">String query(String attributeName, Context c)</text:p>
          </table:table-cell>
          <table:table-cell table:style-name="Table3.B2" office:value-type="string">
            <text:p text:style-name="P38">Retrieves first attribute value from database found matching the name and context given.</text:p>
          </table:table-cell>
        </table:table-row>
        <table:table-row>
          <table:table-cell table:style-name="Table3.A2" office:value-type="string">
            <text:p text:style-name="P38">String getAttribute(String attribute)</text:p>
          </table:table-cell>
          <table:table-cell table:style-name="Table3.B2" office:value-type="string">
            <text:p text:style-name="P38">Retrieves the value of the attribute exactly matching the name given.</text:p>
          </table:table-cell>
        </table:table-row>
        <table:table-row>
          <table:table-cell table:style-name="Table3.A2" office:value-type="string">
            <text:p text:style-name="P38">Type get(String name)</text:p>
          </table:table-cell>
          <table:table-cell table:style-name="Table3.B2" office:value-type="string">
            <text:p text:style-name="P38">Retrieve a Type by name.</text:p>
          </table:table-cell>
        </table:table-row>
      </table:table>
      <text:h text:style-name="P33" text:outline-level="3"><text:bookmark-start text:name="__RefHeading__580_1226017537"/>Type<text:bookmark-end text:name="__RefHeading__580_1226017537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6">Method</text:p>
          </table:table-cell>
          <table:table-cell table:style-name="Table4.B1" office:value-type="string">
            <text:p text:style-name="P36">Description</text:p>
          </table:table-cell>
        </table:table-row>
        <table:table-row>
          <table:table-cell table:style-name="Table4.A2" office:value-type="string">
            <text:p text:style-name="P38">String query(String attributeName, Context c)</text:p>
          </table:table-cell>
          <table:table-cell table:style-name="Table4.B2" office:value-type="string">
            <text:p text:style-name="P38">Retrieves first attribute value from database found matching the name and context given.</text:p>
          </table:table-cell>
        </table:table-row>
        <table:table-row>
          <table:table-cell table:style-name="Table4.A2" office:value-type="string">
            <text:p text:style-name="P40">Boolean match(Context c)</text:p>
          </table:table-cell>
          <table:table-cell table:style-name="Table4.B2" office:value-type="string">
            <text:p text:style-name="P40">Does this match for all attributes in the context given.</text:p>
          </table:table-cell>
        </table:table-row>
        <table:table-row>
          <table:table-cell table:style-name="Table4.A2" office:value-type="string">
            <text:p text:style-name="P17"><text:span text:style-name="T27">String</text:span><text:span text:style-name="T26"> get(String </text:span><text:span text:style-name="T27">AttributeName</text:span><text:span text:style-name="T26">)</text:span></text:p>
          </table:table-cell>
          <table:table-cell table:style-name="Table4.B2" office:value-type="string">
            <text:p text:style-name="P40">Get the value of the attribute.</text:p>
          </table:table-cell>
        </table:table-row>
        <table:table-row>
          <table:table-cell table:style-name="Table4.A2" office:value-type="string">
            <text:p text:style-name="P38">Map&lt;String, Instance&gt; getInstances()</text:p>
          </table:table-cell>
          <table:table-cell table:style-name="Table4.B2" office:value-type="string">
            <text:p text:style-name="P38">Retrieves a map of all instances of the Type.</text:p>
          </table:table-cell>
        </table:table-row>
      </table:table>
      <text:p text:style-name="P59"/>
      <text:h text:style-name="P33" text:outline-level="3"><text:bookmark-start text:name="__RefHeading__582_1226017537"/><text:soft-page-break/>Instance<text:bookmark-end text:name="__RefHeading__582_1226017537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7">Method</text:p>
          </table:table-cell>
          <table:table-cell table:style-name="Table5.B1" office:value-type="string">
            <text:p text:style-name="P37">Description</text:p>
          </table:table-cell>
        </table:table-row>
        <table:table-row>
          <table:table-cell table:style-name="Table5.A2" office:value-type="string">
            <text:p text:style-name="P39">String query(String attributeName, Context c)</text:p>
          </table:table-cell>
          <table:table-cell table:style-name="Table5.B2" office:value-type="string">
            <text:p text:style-name="P39">Retrieves first attribute value from database found matching the name and context given.</text:p>
          </table:table-cell>
        </table:table-row>
        <table:table-row>
          <table:table-cell table:style-name="Table5.A2" office:value-type="string">
            <text:p text:style-name="P40">Boolean match(Context c)</text:p>
          </table:table-cell>
          <table:table-cell table:style-name="Table5.B2" office:value-type="string">
            <text:p text:style-name="P40">Does this match for all attributes in the context given.</text:p>
          </table:table-cell>
        </table:table-row>
        <table:table-row>
          <table:table-cell table:style-name="Table5.A2" office:value-type="string">
            <text:p text:style-name="P18"><text:span text:style-name="T27">String</text:span><text:span text:style-name="T26"> get(String </text:span><text:span text:style-name="T27">AttributeName</text:span><text:span text:style-name="T26">)</text:span></text:p>
          </table:table-cell>
          <table:table-cell table:style-name="Table5.B2" office:value-type="string">
            <text:p text:style-name="P40">Get the value of the attribute.</text:p>
          </table:table-cell>
        </table:table-row>
      </table:table>
      <text:h text:style-name="P34" text:outline-level="3"><text:bookmark-start text:name="__RefHeading__584_1226017537"/>Context<text:bookmark-end text:name="__RefHeading__584_1226017537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7">Method</text:p>
          </table:table-cell>
          <table:table-cell table:style-name="Table6.B1" office:value-type="string">
            <text:p text:style-name="P37">Description</text:p>
          </table:table-cell>
        </table:table-row>
        <table:table-row>
          <table:table-cell table:style-name="Table6.A2" office:value-type="string">
            <text:p text:style-name="P39">String query(String attributeName, Context c)</text:p>
          </table:table-cell>
          <table:table-cell table:style-name="Table6.B2" office:value-type="string">
            <text:p text:style-name="P39">Retrieves first attribute value from database found matching the name and context given.</text:p>
          </table:table-cell>
        </table:table-row>
        <table:table-row>
          <table:table-cell table:style-name="Table6.A2" office:value-type="string">
            <text:p text:style-name="P40">Boolean match(Context c)</text:p>
          </table:table-cell>
          <table:table-cell table:style-name="Table6.B2" office:value-type="string">
            <text:p text:style-name="P40">Does this match for all attributes in the context given.</text:p>
          </table:table-cell>
        </table:table-row>
        <table:table-row>
          <table:table-cell table:style-name="Table6.A2" office:value-type="string">
            <text:p text:style-name="P18"><text:span text:style-name="T27">String</text:span><text:span text:style-name="T26"> get(String </text:span><text:span text:style-name="T27">AttributeName</text:span><text:span text:style-name="T26">)</text:span></text:p>
          </table:table-cell>
          <table:table-cell table:style-name="Table6.B2" office:value-type="string">
            <text:p text:style-name="P40">Get the value of the attribute.</text:p>
          </table:table-cell>
        </table:table-row>
      </table:table>
      <text:h text:style-name="P45" text:outline-level="2"><text:bookmark-start text:name="__RefHeading__458_1399982358"/><text:span text:style-name="T3">Example</text:span><text:span text:style-name="T2"> Template</text:span><text:span text:style-name="T1"><text:tab/></text:span><text:bookmark-end text:name="__RefHeading__458_1399982358"/></text:h>
      <text:p text:style-name="P11"><text:span text:style-name="T24">An example of a Java Properties file template, </text:span><text:span text:style-name="T20">hosts.scotty</text:span><text:span text:style-name="T25">:</text:span></text:p>
      <text:p text:style-name="P60"><text:tab/></text:p>
      <text:p text:style-name="P26"># This is a properties file template to be used with SCoTTy</text:p>
      <text:p text:style-name="P26"/>
      <text:p text:style-name="P28"># {#? company env=prod #}</text:p>
      <text:p text:style-name="P28">{#= host.devbox1.type #}.{#= host.devbox1.instance #}.env={#= host.devbox1.env #}</text:p>
      <text:p text:style-name="P28">{#</text:p>
      <text:p text:style-name="P28"><text:s/><text:span text:style-name="T22">output</text:span>.println("# Hosts");</text:p>
      <text:p text:style-name="P28"><text:s/>Type type = database.get("host");</text:p>
      <text:p text:style-name="P28"><text:s/>for (Instance instance : type.getInstances().values()) {</text:p>
      <text:p text:style-name="P28"><text:s text:c="4"/><text:span text:style-name="T22">output</text:span>.println(instance.get("env") + ".host." + instance.get("instance") </text:p>
      <text:p text:style-name="P28"><text:tab/>+ ".address=" + instance.get("address"));</text:p>
      <text:p text:style-name="P28"><text:s/>}</text:p>
      <text:p text:style-name="P28">#}</text:p>
      <text:p text:style-name="P29"># End</text:p>
      <text:p text:style-name="P27"/>
      <text:h text:style-name="P56" text:outline-level="1"><text:bookmark-start text:name="__RefHeading__460_1399982358"/>Command Line Operation<text:bookmark-end text:name="__RefHeading__460_1399982358"/></text:h>
      <text:p text:style-name="P10"/>
      <text:p text:style-name="P41">$ java -jar scotty.jar -h</text:p>
      <text:p text:style-name="P41">usage: scotty.Conn</text:p>
      <text:p text:style-name="P41"><text:s/>-c,--context &lt;assignments&gt; <text:s text:c="2"/>Comma separated list of assignments to act</text:p>
      <text:p text:style-name="P41"><text:s text:c="30"/>as the context.</text:p>
      <text:p text:style-name="P41"><text:s/>-d,--database &lt;filenames&gt; <text:s text:c="3"/>Comma separated of XML files containing</text:p>
      <text:p text:style-name="P41"><text:s text:c="30"/>types in database.</text:p>
      <text:p text:style-name="P41"><text:s/>-h,--help <text:s text:c="19"/>print this message.</text:p>
      <text:p text:style-name="P41"><text:s/>-o,--output &lt;filename&gt; <text:s text:c="6"/>The name of the output file.</text:p>
      <text:p text:style-name="P41"><text:s/>-t,--template &lt;filename&gt; <text:s text:c="4"/>The name of the template file.</text:p>
      <text:h text:style-name="P46" text:outline-level="2"><text:bookmark-start text:name="__RefHeading__574_1226017537"/>Example Run<text:bookmark-end text:name="__RefHeading__574_1226017537"/></text:h>
      <text:p text:style-name="P62">The following could be used to use scotty to process the example files in the document:</text:p>
      <text:p text:style-name="P62"/>
      <text:p text:style-name="P42">$ java -jar scotty.jar -c env=prod -d hosts.xml -t hosts.scotty \ <text:s text:c="17"/>-o host.properties</text:p>
      <text:h text:style-name="P53" text:outline-level="1"><text:bookmark-start text:name="__RefHeading__753_1450102712"/><text:span text:style-name="T28">When Things Are Not “Simple”</text:span><text:bookmark-end text:name="__RefHeading__753_1450102712"/></text:h>
      <text:p text:style-name="P64"><text:span text:style-name="T29">While scotty is designed to be simple, it does support techniques that are more advanced.</text:span></text:p>
      <text:h text:style-name="P47" text:outline-level="2"><text:bookmark-start text:name="__RefHeading__755_1450102712"/><text:span text:style-name="T29">Instance Inheritance</text:span><text:bookmark-end text:name="__RefHeading__755_1450102712"/></text:h>
      <text:p text:style-name="P64"><text:span text:style-name="T29">When you want an instance to have all the properties on an existing instance with some attribute additions or value changes.</text:span></text:p>
      <text:h text:style-name="P52" text:outline-level="1"><text:bookmark-start text:name="__RefHeading__572_1226017537"/>See Also<text:bookmark-end text:name="__RefHeading__572_1226017537"/></text:h>
      <text:list xml:id="list2122293659" text:style-name="L1">
        <text:list-item>
          <text:p text:style-name="P63"><text:span text:style-name="T23">BeanShell: <text:s/></text:span><text:a xlink:type="simple" xlink:href="http://www.beanshell.org/"><text:span text:style-name="T23">http://www.beanshell.org/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4T14:42:57</meta:creation-date>
    <meta:generator>LibreOffice/3.6$MacOSX_x86 LibreOffice_project/f969faf-c24b504-8c77064-174276e-40b382</meta:generator>
    <dc:date>2013-05-08T22:26:43</dc:date>
    <meta:editing-duration>P1DT9H53M5S</meta:editing-duration>
    <meta:editing-cycles>33</meta:editing-cycles>
    <meta:document-statistic meta:table-count="6" meta:image-count="0" meta:object-count="0" meta:page-count="7" meta:paragraph-count="140" meta:word-count="772" meta:character-count="5404" meta:non-whitespace-character-count="4584"/>
  </office:meta>
</office:document-meta>
</file>